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si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rotation</text:p>
          </table:table-cell>
          <table:table-cell table:number-columns-repeated="3"/>
          <table:table-cell office:value-type="string" calcext:value-type="string">
            <text:p>Gap</text:p>
          </table:table-cell>
          <table:table-cell office:value-type="string" calcext:value-type="string">
            <text:p>Cell ga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&quot;BAT_&quot;&amp; IF(MOD([.A3]; 2) = 0; &quot;N&quot;; &quot;P&quot;) &amp; TEXT([.A2]; &quot;000&quot;)" office:value-type="string" office:string-value="BAT_P101" calcext:value-type="string">
            <text:p>BAT_P101</text:p>
          </table:table-cell>
          <table:table-cell table:formula="of:=[.$J$2]*(8.5-[.A2])" office:value-type="float" office:value="-892.625" calcext:value-type="float">
            <text:p>-892.625</text:p>
          </table:table-cell>
          <table:table-cell table:formula="of:=[.K2]/2" office:value-type="float" office:value="36" calcext:value-type="float">
            <text:p>36</text:p>
          </table:table-cell>
          <table:table-cell table:formula="of:=IF(MOD([.A2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9.65" office:value-type="float" office:value="9.65" calcext:value-type="float">
            <text:p>9.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&quot;BAT_&quot;&amp; IF(MOD([.A4]; 2) = 0; &quot;N&quot;; &quot;P&quot;) &amp; TEXT([.A3]; &quot;000&quot;)" office:value-type="string" office:string-value="BAT_N101" calcext:value-type="string">
            <text:p>BAT_N101</text:p>
          </table:table-cell>
          <table:table-cell table:formula="of:=[.$J$2]*(8.5-[.A3])" office:value-type="float" office:value="-892.625" calcext:value-type="float">
            <text:p>-892.625</text:p>
          </table:table-cell>
          <table:table-cell table:formula="of:=[.D2]*-1" office:value-type="float" office:value="-36" calcext:value-type="float">
            <text:p>-36</text:p>
          </table:table-cell>
          <table:table-cell table:formula="of:=IF(MOD([.A3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]+1" office:value-type="float" office:value="102" calcext:value-type="float">
            <text:p>102</text:p>
          </table:table-cell>
          <table:table-cell table:formula="of:=&quot;BAT_&quot;&amp; IF(MOD([.A5]; 2) = 0; &quot;N&quot;; &quot;P&quot;) &amp; TEXT([.A4]; &quot;000&quot;)" office:value-type="string" office:string-value="BAT_N102" calcext:value-type="string">
            <text:p>BAT_N102</text:p>
          </table:table-cell>
          <table:table-cell table:formula="of:=[.$J$2]*(8.5-[.A4])" office:value-type="float" office:value="-902.275" calcext:value-type="float">
            <text:p>-902.275</text:p>
          </table:table-cell>
          <table:table-cell table:formula="of:=[.D3]*-1" office:value-type="float" office:value="36" calcext:value-type="float">
            <text:p>36</text:p>
          </table:table-cell>
          <table:table-cell table:formula="of:=IF(MOD([.A4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3]+1" office:value-type="float" office:value="102" calcext:value-type="float">
            <text:p>102</text:p>
          </table:table-cell>
          <table:table-cell table:formula="of:=&quot;BAT_&quot;&amp; IF(MOD([.A6]; 2) = 0; &quot;N&quot;; &quot;P&quot;) &amp; TEXT([.A5]; &quot;000&quot;)" office:value-type="string" office:string-value="BAT_P102" calcext:value-type="string">
            <text:p>BAT_P102</text:p>
          </table:table-cell>
          <table:table-cell table:formula="of:=[.$J$2]*(8.5-[.A5])" office:value-type="float" office:value="-902.275" calcext:value-type="float">
            <text:p>-902.275</text:p>
          </table:table-cell>
          <table:table-cell table:formula="of:=[.D4]*-1" office:value-type="float" office:value="-36" calcext:value-type="float">
            <text:p>-36</text:p>
          </table:table-cell>
          <table:table-cell table:formula="of:=IF(MOD([.A5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4]+1" office:value-type="float" office:value="103" calcext:value-type="float">
            <text:p>103</text:p>
          </table:table-cell>
          <table:table-cell table:formula="of:=&quot;BAT_&quot;&amp; IF(MOD([.A7]; 2) = 0; &quot;N&quot;; &quot;P&quot;) &amp; TEXT([.A6]; &quot;000&quot;)" office:value-type="string" office:string-value="BAT_P103" calcext:value-type="string">
            <text:p>BAT_P103</text:p>
          </table:table-cell>
          <table:table-cell table:formula="of:=[.$J$2]*(8.5-[.A6])" office:value-type="float" office:value="-911.925" calcext:value-type="float">
            <text:p>-911.925</text:p>
          </table:table-cell>
          <table:table-cell table:formula="of:=[.D5]*-1" office:value-type="float" office:value="36" calcext:value-type="float">
            <text:p>36</text:p>
          </table:table-cell>
          <table:table-cell table:formula="of:=IF(MOD([.A6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5]+1" office:value-type="float" office:value="103" calcext:value-type="float">
            <text:p>103</text:p>
          </table:table-cell>
          <table:table-cell table:formula="of:=&quot;BAT_&quot;&amp; IF(MOD([.A8]; 2) = 0; &quot;N&quot;; &quot;P&quot;) &amp; TEXT([.A7]; &quot;000&quot;)" office:value-type="string" office:string-value="BAT_N103" calcext:value-type="string">
            <text:p>BAT_N103</text:p>
          </table:table-cell>
          <table:table-cell table:formula="of:=[.$J$2]*(8.5-[.A7])" office:value-type="float" office:value="-911.925" calcext:value-type="float">
            <text:p>-911.925</text:p>
          </table:table-cell>
          <table:table-cell table:formula="of:=[.D6]*-1" office:value-type="float" office:value="-36" calcext:value-type="float">
            <text:p>-36</text:p>
          </table:table-cell>
          <table:table-cell table:formula="of:=IF(MOD([.A7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6]+1" office:value-type="float" office:value="104" calcext:value-type="float">
            <text:p>104</text:p>
          </table:table-cell>
          <table:table-cell table:formula="of:=&quot;BAT_&quot;&amp; IF(MOD([.A9]; 2) = 0; &quot;N&quot;; &quot;P&quot;) &amp; TEXT([.A8]; &quot;000&quot;)" office:value-type="string" office:string-value="BAT_N104" calcext:value-type="string">
            <text:p>BAT_N104</text:p>
          </table:table-cell>
          <table:table-cell table:formula="of:=[.$J$2]*(8.5-[.A8])" office:value-type="float" office:value="-921.575" calcext:value-type="float">
            <text:p>-921.575</text:p>
          </table:table-cell>
          <table:table-cell table:formula="of:=[.D7]*-1" office:value-type="float" office:value="36" calcext:value-type="float">
            <text:p>36</text:p>
          </table:table-cell>
          <table:table-cell table:formula="of:=IF(MOD([.A8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7]+1" office:value-type="float" office:value="104" calcext:value-type="float">
            <text:p>104</text:p>
          </table:table-cell>
          <table:table-cell table:formula="of:=&quot;BAT_&quot;&amp; IF(MOD([.A10]; 2) = 0; &quot;N&quot;; &quot;P&quot;) &amp; TEXT([.A9]; &quot;000&quot;)" office:value-type="string" office:string-value="BAT_P104" calcext:value-type="string">
            <text:p>BAT_P104</text:p>
          </table:table-cell>
          <table:table-cell table:formula="of:=[.$J$2]*(8.5-[.A9])" office:value-type="float" office:value="-921.575" calcext:value-type="float">
            <text:p>-921.575</text:p>
          </table:table-cell>
          <table:table-cell table:formula="of:=[.D8]*-1" office:value-type="float" office:value="-36" calcext:value-type="float">
            <text:p>-36</text:p>
          </table:table-cell>
          <table:table-cell table:formula="of:=IF(MOD([.A9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8]+1" office:value-type="float" office:value="105" calcext:value-type="float">
            <text:p>105</text:p>
          </table:table-cell>
          <table:table-cell table:formula="of:=&quot;BAT_&quot;&amp; IF(MOD([.A11]; 2) = 0; &quot;N&quot;; &quot;P&quot;) &amp; TEXT([.A10]; &quot;000&quot;)" office:value-type="string" office:string-value="BAT_P105" calcext:value-type="string">
            <text:p>BAT_P105</text:p>
          </table:table-cell>
          <table:table-cell table:formula="of:=[.$J$2]*(8.5-[.A10])" office:value-type="float" office:value="-931.225" calcext:value-type="float">
            <text:p>-931.225</text:p>
          </table:table-cell>
          <table:table-cell table:formula="of:=[.D9]*-1" office:value-type="float" office:value="36" calcext:value-type="float">
            <text:p>36</text:p>
          </table:table-cell>
          <table:table-cell table:formula="of:=IF(MOD([.A10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9]+1" office:value-type="float" office:value="105" calcext:value-type="float">
            <text:p>105</text:p>
          </table:table-cell>
          <table:table-cell table:formula="of:=&quot;BAT_&quot;&amp; IF(MOD([.A12]; 2) = 0; &quot;N&quot;; &quot;P&quot;) &amp; TEXT([.A11]; &quot;000&quot;)" office:value-type="string" office:string-value="BAT_N105" calcext:value-type="string">
            <text:p>BAT_N105</text:p>
          </table:table-cell>
          <table:table-cell table:formula="of:=[.$J$2]*(8.5-[.A11])" office:value-type="float" office:value="-931.225" calcext:value-type="float">
            <text:p>-931.225</text:p>
          </table:table-cell>
          <table:table-cell table:formula="of:=[.D10]*-1" office:value-type="float" office:value="-36" calcext:value-type="float">
            <text:p>-36</text:p>
          </table:table-cell>
          <table:table-cell table:formula="of:=IF(MOD([.A11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0]+1" office:value-type="float" office:value="106" calcext:value-type="float">
            <text:p>106</text:p>
          </table:table-cell>
          <table:table-cell table:formula="of:=&quot;BAT_&quot;&amp; IF(MOD([.A13]; 2) = 0; &quot;N&quot;; &quot;P&quot;) &amp; TEXT([.A12]; &quot;000&quot;)" office:value-type="string" office:string-value="BAT_N106" calcext:value-type="string">
            <text:p>BAT_N106</text:p>
          </table:table-cell>
          <table:table-cell table:formula="of:=[.$J$2]*(8.5-[.A12])" office:value-type="float" office:value="-940.875" calcext:value-type="float">
            <text:p>-940.875</text:p>
          </table:table-cell>
          <table:table-cell table:formula="of:=[.D11]*-1" office:value-type="float" office:value="36" calcext:value-type="float">
            <text:p>36</text:p>
          </table:table-cell>
          <table:table-cell table:formula="of:=IF(MOD([.A12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1]+1" office:value-type="float" office:value="106" calcext:value-type="float">
            <text:p>106</text:p>
          </table:table-cell>
          <table:table-cell table:formula="of:=&quot;BAT_&quot;&amp; IF(MOD([.A14]; 2) = 0; &quot;N&quot;; &quot;P&quot;) &amp; TEXT([.A13]; &quot;000&quot;)" office:value-type="string" office:string-value="BAT_P106" calcext:value-type="string">
            <text:p>BAT_P106</text:p>
          </table:table-cell>
          <table:table-cell table:formula="of:=[.$J$2]*(8.5-[.A13])" office:value-type="float" office:value="-940.875" calcext:value-type="float">
            <text:p>-940.875</text:p>
          </table:table-cell>
          <table:table-cell table:formula="of:=[.D12]*-1" office:value-type="float" office:value="-36" calcext:value-type="float">
            <text:p>-36</text:p>
          </table:table-cell>
          <table:table-cell table:formula="of:=IF(MOD([.A13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2]+1" office:value-type="float" office:value="107" calcext:value-type="float">
            <text:p>107</text:p>
          </table:table-cell>
          <table:table-cell table:formula="of:=&quot;BAT_&quot;&amp; IF(MOD([.A15]; 2) = 0; &quot;N&quot;; &quot;P&quot;) &amp; TEXT([.A14]; &quot;000&quot;)" office:value-type="string" office:string-value="BAT_P107" calcext:value-type="string">
            <text:p>BAT_P107</text:p>
          </table:table-cell>
          <table:table-cell table:formula="of:=[.$J$2]*(8.5-[.A14])" office:value-type="float" office:value="-950.525" calcext:value-type="float">
            <text:p>-950.525</text:p>
          </table:table-cell>
          <table:table-cell table:formula="of:=[.D13]*-1" office:value-type="float" office:value="36" calcext:value-type="float">
            <text:p>36</text:p>
          </table:table-cell>
          <table:table-cell table:formula="of:=IF(MOD([.A14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3]+1" office:value-type="float" office:value="107" calcext:value-type="float">
            <text:p>107</text:p>
          </table:table-cell>
          <table:table-cell table:formula="of:=&quot;BAT_&quot;&amp; IF(MOD([.A16]; 2) = 0; &quot;N&quot;; &quot;P&quot;) &amp; TEXT([.A15]; &quot;000&quot;)" office:value-type="string" office:string-value="BAT_N107" calcext:value-type="string">
            <text:p>BAT_N107</text:p>
          </table:table-cell>
          <table:table-cell table:formula="of:=[.$J$2]*(8.5-[.A15])" office:value-type="float" office:value="-950.525" calcext:value-type="float">
            <text:p>-950.525</text:p>
          </table:table-cell>
          <table:table-cell table:formula="of:=[.D14]*-1" office:value-type="float" office:value="-36" calcext:value-type="float">
            <text:p>-36</text:p>
          </table:table-cell>
          <table:table-cell table:formula="of:=IF(MOD([.A15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4]+1" office:value-type="float" office:value="108" calcext:value-type="float">
            <text:p>108</text:p>
          </table:table-cell>
          <table:table-cell table:formula="of:=&quot;BAT_&quot;&amp; IF(MOD([.A17]; 2) = 0; &quot;N&quot;; &quot;P&quot;) &amp; TEXT([.A16]; &quot;000&quot;)" office:value-type="string" office:string-value="BAT_N108" calcext:value-type="string">
            <text:p>BAT_N108</text:p>
          </table:table-cell>
          <table:table-cell table:formula="of:=[.$J$2]*(8.5-[.A16])" office:value-type="float" office:value="-960.175" calcext:value-type="float">
            <text:p>-960.175</text:p>
          </table:table-cell>
          <table:table-cell table:formula="of:=[.D15]*-1" office:value-type="float" office:value="36" calcext:value-type="float">
            <text:p>36</text:p>
          </table:table-cell>
          <table:table-cell table:formula="of:=IF(MOD([.A16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5]+1" office:value-type="float" office:value="108" calcext:value-type="float">
            <text:p>108</text:p>
          </table:table-cell>
          <table:table-cell table:formula="of:=&quot;BAT_&quot;&amp; IF(MOD([.A18]; 2) = 0; &quot;N&quot;; &quot;P&quot;) &amp; TEXT([.A17]; &quot;000&quot;)" office:value-type="string" office:string-value="BAT_P108" calcext:value-type="string">
            <text:p>BAT_P108</text:p>
          </table:table-cell>
          <table:table-cell table:formula="of:=[.$J$2]*(8.5-[.A17])" office:value-type="float" office:value="-960.175" calcext:value-type="float">
            <text:p>-960.175</text:p>
          </table:table-cell>
          <table:table-cell table:formula="of:=[.D16]*-1" office:value-type="float" office:value="-36" calcext:value-type="float">
            <text:p>-36</text:p>
          </table:table-cell>
          <table:table-cell table:formula="of:=IF(MOD([.A17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6]+1" office:value-type="float" office:value="109" calcext:value-type="float">
            <text:p>109</text:p>
          </table:table-cell>
          <table:table-cell table:formula="of:=&quot;BAT_&quot;&amp; IF(MOD([.A19]; 2) = 0; &quot;N&quot;; &quot;P&quot;) &amp; TEXT([.A18]; &quot;000&quot;)" office:value-type="string" office:string-value="BAT_P109" calcext:value-type="string">
            <text:p>BAT_P109</text:p>
          </table:table-cell>
          <table:table-cell table:formula="of:=[.$J$2]*(8.5-[.A18])" office:value-type="float" office:value="-969.825" calcext:value-type="float">
            <text:p>-969.825</text:p>
          </table:table-cell>
          <table:table-cell table:formula="of:=[.D17]*-1" office:value-type="float" office:value="36" calcext:value-type="float">
            <text:p>36</text:p>
          </table:table-cell>
          <table:table-cell table:formula="of:=IF(MOD([.A18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7]+1" office:value-type="float" office:value="109" calcext:value-type="float">
            <text:p>109</text:p>
          </table:table-cell>
          <table:table-cell table:formula="of:=&quot;BAT_&quot;&amp; IF(MOD([.A20]; 2) = 0; &quot;N&quot;; &quot;P&quot;) &amp; TEXT([.A19]; &quot;000&quot;)" office:value-type="string" office:string-value="BAT_N109" calcext:value-type="string">
            <text:p>BAT_N109</text:p>
          </table:table-cell>
          <table:table-cell table:formula="of:=[.$J$2]*(8.5-[.A19])" office:value-type="float" office:value="-969.825" calcext:value-type="float">
            <text:p>-969.825</text:p>
          </table:table-cell>
          <table:table-cell table:formula="of:=[.D18]*-1" office:value-type="float" office:value="-36" calcext:value-type="float">
            <text:p>-36</text:p>
          </table:table-cell>
          <table:table-cell table:formula="of:=IF(MOD([.A19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8]+1" office:value-type="float" office:value="110" calcext:value-type="float">
            <text:p>110</text:p>
          </table:table-cell>
          <table:table-cell table:formula="of:=&quot;BAT_&quot;&amp; IF(MOD([.A21]; 2) = 0; &quot;N&quot;; &quot;P&quot;) &amp; TEXT([.A20]; &quot;000&quot;)" office:value-type="string" office:string-value="BAT_N110" calcext:value-type="string">
            <text:p>BAT_N110</text:p>
          </table:table-cell>
          <table:table-cell table:formula="of:=[.$J$2]*(8.5-[.A20])" office:value-type="float" office:value="-979.475" calcext:value-type="float">
            <text:p>-979.475</text:p>
          </table:table-cell>
          <table:table-cell table:formula="of:=[.D19]*-1" office:value-type="float" office:value="36" calcext:value-type="float">
            <text:p>36</text:p>
          </table:table-cell>
          <table:table-cell table:formula="of:=IF(MOD([.A20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9]+1" office:value-type="float" office:value="110" calcext:value-type="float">
            <text:p>110</text:p>
          </table:table-cell>
          <table:table-cell table:formula="of:=&quot;BAT_&quot;&amp; IF(MOD([.A22]; 2) = 0; &quot;N&quot;; &quot;P&quot;) &amp; TEXT([.A21]; &quot;000&quot;)" office:value-type="string" office:string-value="BAT_P110" calcext:value-type="string">
            <text:p>BAT_P110</text:p>
          </table:table-cell>
          <table:table-cell table:formula="of:=[.$J$2]*(8.5-[.A21])" office:value-type="float" office:value="-979.475" calcext:value-type="float">
            <text:p>-979.475</text:p>
          </table:table-cell>
          <table:table-cell table:formula="of:=[.D20]*-1" office:value-type="float" office:value="-36" calcext:value-type="float">
            <text:p>-36</text:p>
          </table:table-cell>
          <table:table-cell table:formula="of:=IF(MOD([.A21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0]+1" office:value-type="float" office:value="111" calcext:value-type="float">
            <text:p>111</text:p>
          </table:table-cell>
          <table:table-cell table:formula="of:=&quot;BAT_&quot;&amp; IF(MOD([.A23]; 2) = 0; &quot;N&quot;; &quot;P&quot;) &amp; TEXT([.A22]; &quot;000&quot;)" office:value-type="string" office:string-value="BAT_P111" calcext:value-type="string">
            <text:p>BAT_P111</text:p>
          </table:table-cell>
          <table:table-cell table:formula="of:=[.$J$2]*(8.5-[.A22])" office:value-type="float" office:value="-989.125" calcext:value-type="float">
            <text:p>-989.125</text:p>
          </table:table-cell>
          <table:table-cell table:formula="of:=[.D21]*-1" office:value-type="float" office:value="36" calcext:value-type="float">
            <text:p>36</text:p>
          </table:table-cell>
          <table:table-cell table:formula="of:=IF(MOD([.A22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1]+1" office:value-type="float" office:value="111" calcext:value-type="float">
            <text:p>111</text:p>
          </table:table-cell>
          <table:table-cell table:formula="of:=&quot;BAT_&quot;&amp; IF(MOD([.A24]; 2) = 0; &quot;N&quot;; &quot;P&quot;) &amp; TEXT([.A23]; &quot;000&quot;)" office:value-type="string" office:string-value="BAT_N111" calcext:value-type="string">
            <text:p>BAT_N111</text:p>
          </table:table-cell>
          <table:table-cell table:formula="of:=[.$J$2]*(8.5-[.A23])" office:value-type="float" office:value="-989.125" calcext:value-type="float">
            <text:p>-989.125</text:p>
          </table:table-cell>
          <table:table-cell table:formula="of:=[.D22]*-1" office:value-type="float" office:value="-36" calcext:value-type="float">
            <text:p>-36</text:p>
          </table:table-cell>
          <table:table-cell table:formula="of:=IF(MOD([.A23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2]+1" office:value-type="float" office:value="112" calcext:value-type="float">
            <text:p>112</text:p>
          </table:table-cell>
          <table:table-cell table:formula="of:=&quot;BAT_&quot;&amp; IF(MOD([.A25]; 2) = 0; &quot;N&quot;; &quot;P&quot;) &amp; TEXT([.A24]; &quot;000&quot;)" office:value-type="string" office:string-value="BAT_N112" calcext:value-type="string">
            <text:p>BAT_N112</text:p>
          </table:table-cell>
          <table:table-cell table:formula="of:=[.$J$2]*(8.5-[.A24])" office:value-type="float" office:value="-998.775" calcext:value-type="float">
            <text:p>-998.775</text:p>
          </table:table-cell>
          <table:table-cell table:formula="of:=[.D23]*-1" office:value-type="float" office:value="36" calcext:value-type="float">
            <text:p>36</text:p>
          </table:table-cell>
          <table:table-cell table:formula="of:=IF(MOD([.A24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3]+1" office:value-type="float" office:value="112" calcext:value-type="float">
            <text:p>112</text:p>
          </table:table-cell>
          <table:table-cell table:formula="of:=&quot;BAT_&quot;&amp; IF(MOD([.A26]; 2) = 0; &quot;N&quot;; &quot;P&quot;) &amp; TEXT([.A25]; &quot;000&quot;)" office:value-type="string" office:string-value="BAT_P112" calcext:value-type="string">
            <text:p>BAT_P112</text:p>
          </table:table-cell>
          <table:table-cell table:formula="of:=[.$J$2]*(8.5-[.A25])" office:value-type="float" office:value="-998.775" calcext:value-type="float">
            <text:p>-998.775</text:p>
          </table:table-cell>
          <table:table-cell table:formula="of:=[.D24]*-1" office:value-type="float" office:value="-36" calcext:value-type="float">
            <text:p>-36</text:p>
          </table:table-cell>
          <table:table-cell table:formula="of:=IF(MOD([.A25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4]+1" office:value-type="float" office:value="113" calcext:value-type="float">
            <text:p>113</text:p>
          </table:table-cell>
          <table:table-cell table:formula="of:=&quot;BAT_&quot;&amp; IF(MOD([.A27]; 2) = 0; &quot;N&quot;; &quot;P&quot;) &amp; TEXT([.A26]; &quot;000&quot;)" office:value-type="string" office:string-value="BAT_P113" calcext:value-type="string">
            <text:p>BAT_P113</text:p>
          </table:table-cell>
          <table:table-cell table:formula="of:=[.$J$2]*(8.5-[.A26])" office:value-type="float" office:value="-1008.425" calcext:value-type="float">
            <text:p>-1008.425</text:p>
          </table:table-cell>
          <table:table-cell table:formula="of:=[.D25]*-1" office:value-type="float" office:value="36" calcext:value-type="float">
            <text:p>36</text:p>
          </table:table-cell>
          <table:table-cell table:formula="of:=IF(MOD([.A26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5]+1" office:value-type="float" office:value="113" calcext:value-type="float">
            <text:p>113</text:p>
          </table:table-cell>
          <table:table-cell table:formula="of:=&quot;BAT_&quot;&amp; IF(MOD([.A28]; 2) = 0; &quot;N&quot;; &quot;P&quot;) &amp; TEXT([.A27]; &quot;000&quot;)" office:value-type="string" office:string-value="BAT_N113" calcext:value-type="string">
            <text:p>BAT_N113</text:p>
          </table:table-cell>
          <table:table-cell table:formula="of:=[.$J$2]*(8.5-[.A27])" office:value-type="float" office:value="-1008.425" calcext:value-type="float">
            <text:p>-1008.425</text:p>
          </table:table-cell>
          <table:table-cell table:formula="of:=[.D26]*-1" office:value-type="float" office:value="-36" calcext:value-type="float">
            <text:p>-36</text:p>
          </table:table-cell>
          <table:table-cell table:formula="of:=IF(MOD([.A27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6]+1" office:value-type="float" office:value="114" calcext:value-type="float">
            <text:p>114</text:p>
          </table:table-cell>
          <table:table-cell table:formula="of:=&quot;BAT_&quot;&amp; IF(MOD([.A29]; 2) = 0; &quot;N&quot;; &quot;P&quot;) &amp; TEXT([.A28]; &quot;000&quot;)" office:value-type="string" office:string-value="BAT_N114" calcext:value-type="string">
            <text:p>BAT_N114</text:p>
          </table:table-cell>
          <table:table-cell table:formula="of:=[.$J$2]*(8.5-[.A28])" office:value-type="float" office:value="-1018.075" calcext:value-type="float">
            <text:p>-1018.075</text:p>
          </table:table-cell>
          <table:table-cell table:formula="of:=[.D27]*-1" office:value-type="float" office:value="36" calcext:value-type="float">
            <text:p>36</text:p>
          </table:table-cell>
          <table:table-cell table:formula="of:=IF(MOD([.A28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7]+1" office:value-type="float" office:value="114" calcext:value-type="float">
            <text:p>114</text:p>
          </table:table-cell>
          <table:table-cell table:formula="of:=&quot;BAT_&quot;&amp; IF(MOD([.A30]; 2) = 0; &quot;N&quot;; &quot;P&quot;) &amp; TEXT([.A29]; &quot;000&quot;)" office:value-type="string" office:string-value="BAT_P114" calcext:value-type="string">
            <text:p>BAT_P114</text:p>
          </table:table-cell>
          <table:table-cell table:formula="of:=[.$J$2]*(8.5-[.A29])" office:value-type="float" office:value="-1018.075" calcext:value-type="float">
            <text:p>-1018.075</text:p>
          </table:table-cell>
          <table:table-cell table:formula="of:=[.D28]*-1" office:value-type="float" office:value="-36" calcext:value-type="float">
            <text:p>-36</text:p>
          </table:table-cell>
          <table:table-cell table:formula="of:=IF(MOD([.A29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8]+1" office:value-type="float" office:value="115" calcext:value-type="float">
            <text:p>115</text:p>
          </table:table-cell>
          <table:table-cell table:formula="of:=&quot;BAT_&quot;&amp; IF(MOD([.A31]; 2) = 0; &quot;N&quot;; &quot;P&quot;) &amp; TEXT([.A30]; &quot;000&quot;)" office:value-type="string" office:string-value="BAT_P115" calcext:value-type="string">
            <text:p>BAT_P115</text:p>
          </table:table-cell>
          <table:table-cell table:formula="of:=[.$J$2]*(8.5-[.A30])" office:value-type="float" office:value="-1027.725" calcext:value-type="float">
            <text:p>-1027.725</text:p>
          </table:table-cell>
          <table:table-cell table:formula="of:=[.D29]*-1" office:value-type="float" office:value="36" calcext:value-type="float">
            <text:p>36</text:p>
          </table:table-cell>
          <table:table-cell table:formula="of:=IF(MOD([.A30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9]+1" office:value-type="float" office:value="115" calcext:value-type="float">
            <text:p>115</text:p>
          </table:table-cell>
          <table:table-cell table:formula="of:=&quot;BAT_&quot;&amp; IF(MOD([.A32]; 2) = 0; &quot;N&quot;; &quot;P&quot;) &amp; TEXT([.A31]; &quot;000&quot;)" office:value-type="string" office:string-value="BAT_N115" calcext:value-type="string">
            <text:p>BAT_N115</text:p>
          </table:table-cell>
          <table:table-cell table:formula="of:=[.$J$2]*(8.5-[.A31])" office:value-type="float" office:value="-1027.725" calcext:value-type="float">
            <text:p>-1027.725</text:p>
          </table:table-cell>
          <table:table-cell table:formula="of:=[.D30]*-1" office:value-type="float" office:value="-36" calcext:value-type="float">
            <text:p>-36</text:p>
          </table:table-cell>
          <table:table-cell table:formula="of:=IF(MOD([.A31]; 2) = 0; &quot;bottom&quot;; &quot;top&quot;)" office:value-type="string" office:string-value="top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30]+1" office:value-type="float" office:value="116" calcext:value-type="float">
            <text:p>116</text:p>
          </table:table-cell>
          <table:table-cell table:formula="of:=&quot;BAT_&quot;&amp; IF(MOD([.A33]; 2) = 0; &quot;N&quot;; &quot;P&quot;) &amp; TEXT([.A32]; &quot;000&quot;)" office:value-type="string" office:string-value="BAT_N116" calcext:value-type="string">
            <text:p>BAT_N116</text:p>
          </table:table-cell>
          <table:table-cell table:formula="of:=[.$J$2]*(8.5-[.A32])" office:value-type="float" office:value="-1037.375" calcext:value-type="float">
            <text:p>-1037.375</text:p>
          </table:table-cell>
          <table:table-cell table:formula="of:=[.D31]*-1" office:value-type="float" office:value="36" calcext:value-type="float">
            <text:p>36</text:p>
          </table:table-cell>
          <table:table-cell table:formula="of:=IF(MOD([.A32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6" calcext:value-type="float">
            <text:p>116</text:p>
          </table:table-cell>
          <table:table-cell table:formula="of:=&quot;BAT_&quot;&amp; IF(MOD([.A34]; 2) = 0; &quot;N&quot;; &quot;P&quot;) &amp; TEXT([.A33]; &quot;000&quot;)" office:value-type="string" office:string-value="BAT_P116" calcext:value-type="string">
            <text:p>BAT_P116</text:p>
          </table:table-cell>
          <table:table-cell table:formula="of:=[.$J$2]*(8.5-[.A33])" office:value-type="float" office:value="-1037.375" calcext:value-type="float">
            <text:p>-1037.375</text:p>
          </table:table-cell>
          <table:table-cell table:formula="of:=[.D32]*-1" office:value-type="float" office:value="-36" calcext:value-type="float">
            <text:p>-36</text:p>
          </table:table-cell>
          <table:table-cell table:formula="of:=IF(MOD([.A33]; 2) = 0; &quot;bottom&quot;; &quot;top&quot;)" office:value-type="string" office:string-value="bottom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32]+1" office:value-type="float" office:value="117" calcext:value-type="float">
            <text:p>1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21:08:08.626505369</dc:date>
    <meta:editing-duration>PT18M57S</meta:editing-duration>
    <meta:editing-cycles>3</meta:editing-cycles>
    <meta:generator>LibreOffice/25.2.4.3$Linux_X86_64 LibreOffice_project/33e196637044ead23f5c3226cde09b47731f7e27</meta:generator>
    <meta:document-statistic meta:table-count="1" meta:cell-count="203" meta:object-count="0"/>
  </office:meta>
</office:document-meta>
</file>